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b766" officeooo:paragraph-rsid="001fb766"/>
    </style:style>
    <style:style style:name="P2" style:family="paragraph" style:parent-style-name="Standard">
      <style:paragraph-properties fo:text-align="center" style:justify-single-word="false"/>
      <style:text-properties officeooo:rsid="001fb766" officeooo:paragraph-rsid="001fb766"/>
    </style:style>
    <style:style style:name="P3" style:family="paragraph" style:parent-style-name="Standard">
      <style:text-properties officeooo:rsid="001fd4d0" officeooo:paragraph-rsid="001fd4d0"/>
    </style:style>
    <style:style style:name="P4" style:family="paragraph" style:parent-style-name="Standard">
      <style:text-properties fo:font-style="italic" officeooo:rsid="001fd4d0" officeooo:paragraph-rsid="001fd4d0" style:font-style-asian="italic" style:font-style-complex="italic"/>
    </style:style>
    <style:style style:name="P5" style:family="paragraph" style:parent-style-name="Standard">
      <style:text-properties officeooo:rsid="0020de6c" officeooo:paragraph-rsid="0020de6c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style:font-name="F" fo:font-size="12pt"/>
    </style:style>
    <style:style style:name="P9" style:family="paragraph">
      <loext:graphic-properties draw:fill="none" draw:fill-color="#ffffff"/>
      <style:text-properties style:font-name="F" fo:font-size="12pt"/>
    </style:style>
    <style:style style:name="T1" style:family="text">
      <style:text-properties officeooo:rsid="001fd4d0"/>
    </style:style>
    <style:style style:name="T2" style:family="text">
      <style:text-properties officeooo:rsid="0020de6c"/>
    </style:style>
    <style:style style:name="T3" style:family="text">
      <style:text-properties style:font-name="Courier New"/>
    </style:style>
    <style:style style:name="T4" style:family="text">
      <style:text-properties style:font-name="F" fo:font-size="12pt"/>
    </style:style>
    <style:style style:name="gr1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end="Arrowheads_20_1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.0201in" svg:stroke-color="#000000" draw:fill="none" draw:fill-color="#ffffff" fo:min-height="0.28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.0201in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mplication <text:span text:style-name="T1">House</text:span></text:p>
      <text:p text:style-name="P2">by Sven Nilsen, 2020</text:p>
      <text:p text:style-name="P1"/>
      <text:p text:style-name="P4">This paper I visualize a semantic model of Answered Modal Logic called an “implication house”.</text:p>
      <text:p text:style-name="P3"/>
      <text:p text:style-name="P3"><draw:frame text:anchor-type="paragraph" draw:z-index="22" draw:name="Shape5" draw:style-name="gr4" draw:text-style-name="P7" svg:width="0.3803in" svg:height="0.287in" svg:x="2.6646in" svg:y="2.0555in"><draw:text-box><text:p>“A”</text:p></draw:text-box></draw:frame>An implication house can be visualized as the following:</text:p>
      <text:p text:style-name="P1"/>
      <text:p text:style-name="P1"><draw:frame text:anchor-type="paragraph" draw:z-index="24" draw:name="Shape6" draw:style-name="gr5" draw:text-style-name="P9" svg:width="2.0398in" svg:height="0.2559in" svg:x="2.6138in" svg:y="0.0429in"><draw:text-box><text:p text:style-name="P8"><text:span text:style-name="T4">□”</text:span><text:span text:style-name="T4">A ∧ B” =&gt; (◇”A” ∧ ◇”B”)</text:span></text:p></draw:text-box></draw:frame></text:p>
      <text:p text:style-name="P1"><draw:line text:anchor-type="paragraph" draw:z-index="18" draw:name="Shape4" draw:style-name="gr3" draw:text-style-name="P6" svg:x1="2.55in" svg:y1="1.302in" svg:x2="2.55in" svg:y2="0.1736in"><text:p/></draw:line><draw:polygon text:anchor-type="paragraph" draw:z-index="14" draw:name="Shape3" draw:style-name="gr2" draw:text-style-name="P6" svg:width="0.6311in" svg:height="0.5508in" draw:transform="rotate (-0.346273323595675) translate (3.38799754938838in 0.0357959990123125in)" svg:viewBox="0 0 1604 1400" draw:points="290,1400 1090,1363 1604,909 1276,0 548,129 0,539"><text:p/></draw:polygon></text:p>
      <text:p text:style-name="P1"><draw:polygon text:anchor-type="paragraph" draw:z-index="0" draw:name="Shape1" draw:style-name="gr1" draw:text-style-name="P6" svg:width="1.8106in" svg:height="1.224in" draw:transform="rotate (-0.319744318965361) translate (2.94389939931139in -0.140472947788207in)" svg:viewBox="0 0 4600 3110" draw:points="3085,3072 4600,1632 4154,0 1642,276 0,1567 492,3110"><text:p/></draw:polygon><draw:line text:anchor-type="paragraph" draw:z-index="15" draw:name="Shape2" draw:style-name="gr2" draw:text-style-name="P6" svg:x1="3.6165in" svg:y1="0.1154in" svg:x2="3.3083in" svg:y2="0.0508in"><text:p/></draw:line><draw:line text:anchor-type="paragraph" draw:z-index="16" draw:name="Shape2" draw:style-name="gr2" draw:text-style-name="P6" svg:x1="3.6165in" svg:y1="0.115in" svg:x2="3.8602in" svg:y2="0.022in"><text:p/></draw:line><draw:line text:anchor-type="paragraph" draw:z-index="17" draw:name="Shape2" draw:style-name="gr2" draw:text-style-name="P6" svg:x1="3.6165in" svg:y1="0.1154in" svg:x2="3.6165in" svg:y2="0.4945in"><text:p/></draw:line></text:p>
      <text:p text:style-name="P1"><draw:line text:anchor-type="paragraph" draw:z-index="10" draw:name="Shape2" draw:style-name="gr2" draw:text-style-name="P6" svg:x1="4.074in" svg:y1="0.1102in" svg:x2="3.352in" svg:y2="0.4248in"><text:p/></draw:line><draw:line text:anchor-type="paragraph" draw:z-index="11" draw:name="Shape2" draw:style-name="gr2" draw:text-style-name="P6" svg:x1="3.752in" svg:y1="0.0244in" svg:x2="3.0083in" svg:y2="0.3465in"><text:p/></draw:line><draw:line text:anchor-type="paragraph" draw:z-index="12" draw:name="Shape2" draw:style-name="gr2" draw:text-style-name="P6" svg:x1="3.072in" svg:y1="0.1457in" svg:x2="3.9894in" svg:y2="0.4102in"><text:p/></draw:line><draw:line text:anchor-type="paragraph" draw:z-index="13" draw:name="Shape2" draw:style-name="gr2" draw:text-style-name="P6" svg:x1="3.3516in" svg:y1="0.0598in" svg:x2="4.2543in" svg:y2="0.3028in"><text:p/></draw:line></text:p>
      <text:p text:style-name="P1"><draw:frame text:anchor-type="paragraph" draw:z-index="21" draw:name="Shape5" draw:style-name="gr4" draw:text-style-name="P7" svg:width="0.6587in" svg:height="0.287in" svg:x="1.8917in" svg:y="0.1681in"><draw:text-box><text:p>“A ∧ B”</text:p></draw:text-box></draw:frame><draw:line text:anchor-type="paragraph" draw:z-index="1" draw:name="Shape2" draw:style-name="gr2" draw:text-style-name="P6" svg:x1="2.7283in" svg:y1="0.0756in" svg:x2="3.7165in" svg:y2="0.3331in"><text:p/></draw:line><draw:line text:anchor-type="paragraph" draw:z-index="2" draw:name="Shape2" draw:style-name="gr2" draw:text-style-name="P6" svg:x1="4.4756in" svg:y1="0.0118in" svg:x2="3.7165in" svg:y2="0.3335in"><text:p/></draw:line><draw:line text:anchor-type="paragraph" draw:z-index="5" draw:name="Shape2" draw:style-name="gr2" draw:text-style-name="P6" svg:x1="2.9937in" svg:y1="0.7701in" svg:x2="3.0083in" svg:y2="0.1547in"><text:p/></draw:line><draw:line text:anchor-type="paragraph" draw:z-index="7" draw:name="Shape2" draw:style-name="gr2" draw:text-style-name="P6" svg:x1="4.239in" svg:y1="0.7417in" svg:x2="4.2543in" svg:y2="0.111in"><text:p/></draw:line></text:p>
      <text:p text:style-name="P1"><draw:line text:anchor-type="paragraph" draw:z-index="3" draw:name="Shape2" draw:style-name="gr2" draw:text-style-name="P6" svg:x1="3.7165in" svg:y1="0.7783in" svg:x2="3.7165in" svg:y2="0.1417in"><text:p/></draw:line><draw:line text:anchor-type="paragraph" draw:z-index="4" draw:name="Shape2" draw:style-name="gr2" draw:text-style-name="P6" svg:x1="3.3374in" svg:y1="0.6783in" svg:x2="3.352in" svg:y2="0.0417in"><text:p/></draw:line><draw:line text:anchor-type="paragraph" draw:z-index="6" draw:name="Shape2" draw:style-name="gr2" draw:text-style-name="P6" svg:x1="3.9898in" svg:y1="0.6646in" svg:x2="3.9898in" svg:y2="0.0272in"><text:p/></draw:line></text:p>
      <text:p text:style-name="P1"><draw:line text:anchor-type="paragraph" draw:z-index="8" draw:name="Shape2" draw:style-name="gr2" draw:text-style-name="P6" svg:x1="3.7165in" svg:y1="0.3161in" svg:x2="4.461in" svg:y2="0in"><text:p/></draw:line><draw:line text:anchor-type="paragraph" draw:z-index="9" draw:name="Shape2" draw:style-name="gr2" draw:text-style-name="P6" svg:x1="3.7165in" svg:y1="0.3228in" svg:x2="2.7429in" svg:y2="0.0362in"><text:p/></draw:line></text:p>
      <text:p text:style-name="P1"><draw:line text:anchor-type="paragraph" draw:z-index="20" draw:name="Shape4" draw:style-name="gr3" draw:text-style-name="P6" svg:x1="3.9165in" svg:y1="0.5106in" svg:x2="4.6972in" svg:y2="0.1244in"><text:p/></draw:line></text:p>
      <text:p text:style-name="P1"><draw:line text:anchor-type="paragraph" draw:z-index="19" draw:name="Shape4" draw:style-name="gr3" draw:text-style-name="P6" svg:x1="2.6in" svg:y1="0.0535in" svg:x2="3.652in" svg:y2="0.3756in"><text:p/></draw:line><draw:frame text:anchor-type="paragraph" draw:z-index="23" draw:name="Shape5" draw:style-name="gr4" draw:text-style-name="P7" svg:width="0.3803in" svg:height="0.287in" svg:x="4.3472in" svg:y="0.161in"><draw:text-box><text:p>“B”</text:p></draw:text-box></draw:frame></text:p>
      <text:p text:style-name="P1"/>
      <text:p text:style-name="P1"/>
      <text:p text:style-name="P3">Th<text:span text:style-name="T2">is semantic model is derived from the following expression:</text:span></text:p>
      <text:p text:style-name="P3"/>
      <text:p text:style-name="P3"><text:tab/>□”<text:span text:style-name="T2">A ∧ B” =&gt; (◇”A” ∧ ◇”B”)</text:span></text:p>
      <text:p text:style-name="P3"/>
      <text:p text:style-name="P5">Proof:</text:p>
      <text:p text:style-name="P5"/>
      <text:p text:style-name="P5"><text:span text:style-name="T3">∵</text:span><text:tab/>□"A ∧ B" =&gt; ◇"A" ∧ ◇"B"</text:p>
      <text:p text:style-name="P5"><text:span text:style-name="T3">∴</text:span><text:tab/>¬□"A ∧ B" ∨ (◇"A" ∧ ◇"B")</text:p>
      <text:p text:style-name="P5"><text:span text:style-name="T3">∴</text:span><text:tab/>{¬◇, ◇}"A ∧ B" ∨ (◇"A" ∧ ◇"B")</text:p>
      <text:p text:style-name="P5"><text:span text:style-name="T3">∴</text:span><text:tab/>(¬◇"A ∧ B" ∨ ◇"A ∧ B") ∨ (◇"A" ∧ ◇"B")</text:p>
      <text:p text:style-name="P5"><text:span text:style-name="T3">∴</text:span><text:tab/>¬◇"A ∧ B" ∨ ◇"A ∧ B" ∨ (◇"A" ∧ ◇"B")</text:p>
      <text:p text:style-name="P5"/>
      <text:p text:style-name="P5">Extracting tables:</text:p>
      <text:p text:style-name="P5"/>
      <text:p text:style-name="P5"><text:tab/>¬◇"A ∧ B"<text:tab/>¬◇"A"<text:tab/>◇"A"<text:tab/>□"A"<text:tab/><text:tab/>Since “A” and “B” are not mentioned, fill all</text:p>
      <text:p text:style-name="P5"><text:tab/>¬◇"B"<text:tab/><text:tab/>1<text:tab/>1<text:tab/>1</text:p>
      <text:p text:style-name="P5"><text:tab/>◇"B"<text:tab/><text:tab/>1<text:tab/>1<text:tab/>1</text:p>
      <text:p text:style-name="P5"><text:tab/>□"B"<text:tab/><text:tab/>1<text:tab/>1<text:tab/>1</text:p>
      <text:p text:style-name="P5"/>
      <text:p text:style-name="P5"><text:tab/>◇"A ∧ B"<text:tab/>¬◇"A"<text:tab/>◇"A"<text:tab/>□"A"<text:tab/><text:tab/>Since “A” and “B” are not mentioned, fill all</text:p>
      <text:p text:style-name="P5"><text:tab/>¬◇"B"<text:tab/><text:tab/>1<text:tab/>1<text:tab/>1</text:p>
      <text:p text:style-name="P5"><text:tab/>◇"B"<text:tab/><text:tab/>1<text:tab/>1<text:tab/>1</text:p>
      <text:p text:style-name="P5"><text:tab/>□"B"<text:tab/><text:tab/>1<text:tab/>1<text:tab/>1</text:p>
      <text:p text:style-name="P5"/>
      <text:p text:style-name="P5"><text:tab/>□"A ∧ B"<text:tab/>¬◇"A"<text:tab/>◇"A"<text:tab/>□"A"<text:tab/><text:tab/>Since "A ∧ B" is not mentioned, fill down</text:p>
      <text:p text:style-name="P5"><text:tab/>¬◇"B"<text:tab/><text:tab/>0<text:tab/>0<text:tab/>0</text:p>
      <text:p text:style-name="P5"><text:tab/>◇"B"<text:tab/><text:tab/>0<text:tab/>1<text:tab/>0</text:p>
      <text:p text:style-name="P5"><text:tab/>□"B"<text:tab/><text:tab/>0<text:tab/>0<text:tab/>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22:29:54.937770000</meta:creation-date>
    <dc:date>2020-07-17T23:17:09.690307000</dc:date>
    <meta:editing-duration>PT5M19S</meta:editing-duration>
    <meta:editing-cycles>1</meta:editing-cycles>
    <meta:document-statistic meta:table-count="0" meta:image-count="0" meta:object-count="0" meta:page-count="1" meta:paragraph-count="25" meta:word-count="179" meta:character-count="784" meta:non-whitespace-character-count="605"/>
    <meta:generator>LibreOffice/5.1.2.2$MacOSX_X86_64 LibreOffice_project/d3bf12ecb743fc0d20e0be0c58ca359301eb705f</meta:generator>
  </office:meta>
</office:document-meta>
</file>